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2"/>
    </style:style>
    <style:style style:name="P2" style:family="paragraph" style:parent-style-name="Standard">
      <style:paragraph-properties fo:text-align="center" style:justify-single-word="false"/>
    </style:style>
    <style:style style:name="P3" style:family="paragraph" style:parent-style-name="Standard">
      <style:text-properties officeooo:rsid="000f9bd1" officeooo:paragraph-rsid="000f9bd1"/>
    </style:style>
    <style:style style:name="P4" style:family="paragraph" style:parent-style-name="Standard">
      <style:text-properties officeooo:paragraph-rsid="00109639"/>
    </style:style>
    <style:style style:name="P5" style:family="paragraph" style:parent-style-name="Standard">
      <style:text-properties officeooo:rsid="0011de98" officeooo:paragraph-rsid="0011de98"/>
    </style:style>
    <style:style style:name="P6" style:family="paragraph" style:parent-style-name="Standard">
      <style:text-properties officeooo:rsid="0012c3ad" officeooo:paragraph-rsid="0012c3ad"/>
    </style:style>
    <style:style style:name="P7" style:family="paragraph" style:parent-style-name="Standard">
      <style:text-properties officeooo:rsid="0015012b" officeooo:paragraph-rsid="0015012b"/>
    </style:style>
    <style:style style:name="P8" style:family="paragraph" style:parent-style-name="Standard">
      <style:text-properties officeooo:paragraph-rsid="001abc2f"/>
    </style:style>
    <style:style style:name="P9" style:family="paragraph" style:parent-style-name="Standard">
      <style:text-properties officeooo:rsid="001abc2f" officeooo:paragraph-rsid="001abc2f"/>
    </style:style>
    <style:style style:name="P10" style:family="paragraph" style:parent-style-name="Standard">
      <style:text-properties officeooo:paragraph-rsid="00203c7f"/>
    </style:style>
    <style:style style:name="P11" style:family="paragraph" style:parent-style-name="Standard">
      <style:text-properties officeooo:paragraph-rsid="0020b29f"/>
    </style:style>
    <style:style style:name="P12" style:family="paragraph" style:parent-style-name="Standard">
      <style:text-properties officeooo:rsid="0027b4eb" officeooo:paragraph-rsid="0027b4eb"/>
    </style:style>
    <style:style style:name="P13" style:family="paragraph" style:parent-style-name="Standard">
      <style:text-properties officeooo:paragraph-rsid="00281bc6"/>
    </style:style>
    <style:style style:name="P14" style:family="paragraph" style:parent-style-name="Standard">
      <style:text-properties officeooo:rsid="002b2840" officeooo:paragraph-rsid="002b2840"/>
    </style:style>
    <style:style style:name="P15" style:family="paragraph" style:parent-style-name="Subtitle">
      <style:paragraph-properties fo:margin-left="5.08cm" fo:margin-right="0cm" fo:text-align="start" style:justify-single-word="false" fo:text-indent="0cm" style:auto-text-indent="false"/>
    </style:style>
    <style:style style:name="P16" style:family="paragraph" style:parent-style-name="Subtitle">
      <style:paragraph-properties fo:margin-left="6.35cm" fo:margin-right="0cm" fo:text-align="start" style:justify-single-word="false" fo:text-indent="0cm" style:auto-text-indent="false"/>
    </style:style>
    <style:style style:name="P17" style:family="paragraph" style:parent-style-name="Subtitle">
      <style:paragraph-properties fo:margin-left="3.81cm" fo:margin-right="0cm" fo:text-align="start" style:justify-single-word="false" fo:text-indent="0cm" style:auto-text-indent="false"/>
    </style:style>
    <style:style style:name="P18" style:family="paragraph" style:parent-style-name="Title">
      <style:paragraph-properties fo:break-before="page"/>
    </style:style>
    <style:style style:name="P19" style:family="paragraph" style:parent-style-name="Subtitle">
      <style:text-properties officeooo:paragraph-rsid="0011de98"/>
    </style:style>
    <style:style style:name="P20" style:family="paragraph" style:parent-style-name="Subtitle">
      <style:text-properties officeooo:rsid="00203c7f" officeooo:paragraph-rsid="0020b29f"/>
    </style:style>
    <style:style style:name="P21" style:family="paragraph" style:parent-style-name="Subtitle">
      <style:text-properties officeooo:paragraph-rsid="00281bc6"/>
    </style:style>
    <style:style style:name="P22" style:family="paragraph" style:parent-style-name="Title">
      <style:text-properties officeooo:paragraph-rsid="00281bc6"/>
    </style:style>
    <style:style style:name="P23"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24" style:family="paragraph" style:parent-style-name="Standard">
      <style:text-properties officeooo:paragraph-rsid="00308b4b"/>
    </style:style>
    <style:style style:name="P25" style:family="paragraph" style:parent-style-name="Standard">
      <style:text-properties officeooo:rsid="00312c80" officeooo:paragraph-rsid="00312c80"/>
    </style:style>
    <style:style style:name="P26" style:family="paragraph" style:parent-style-name="Title">
      <style:text-properties officeooo:paragraph-rsid="00300138"/>
    </style:style>
    <style:style style:name="T1" style:family="text">
      <style:text-properties fo:color="#4472c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officeooo:rsid="000f9bd1"/>
    </style:style>
    <style:style style:name="T6" style:family="text">
      <style:text-properties officeooo:rsid="0012c3ad"/>
    </style:style>
    <style:style style:name="T7" style:family="text">
      <style:text-properties officeooo:rsid="0013c8bd"/>
    </style:style>
    <style:style style:name="T8" style:family="text">
      <style:text-properties officeooo:rsid="00158c1c"/>
    </style:style>
    <style:style style:name="T9" style:family="text">
      <style:text-properties officeooo:rsid="0017046f"/>
    </style:style>
    <style:style style:name="T10" style:family="text">
      <style:text-properties officeooo:rsid="00184249"/>
    </style:style>
    <style:style style:name="T11" style:family="text">
      <style:text-properties officeooo:rsid="001867af"/>
    </style:style>
    <style:style style:name="T12" style:family="text">
      <style:text-properties officeooo:rsid="0019bd51"/>
    </style:style>
    <style:style style:name="T13" style:family="text">
      <style:text-properties officeooo:rsid="001abc2f"/>
    </style:style>
    <style:style style:name="T14" style:family="text">
      <style:text-properties officeooo:rsid="001fb5ec"/>
    </style:style>
    <style:style style:name="T15" style:family="text">
      <style:text-properties officeooo:rsid="0021537e"/>
    </style:style>
    <style:style style:name="T16" style:family="text">
      <style:text-properties officeooo:rsid="00227392"/>
    </style:style>
    <style:style style:name="T17" style:family="text">
      <style:text-properties officeooo:rsid="0027b4eb"/>
    </style:style>
    <style:style style:name="T18" style:family="text">
      <style:text-properties officeooo:rsid="00281bc6"/>
    </style:style>
    <style:style style:name="T19" style:family="text">
      <style:text-properties style:font-name="Droid Sans1" fo:font-size="12pt" officeooo:rsid="00281bc6" style:font-size-asian="12pt"/>
    </style:style>
    <style:style style:name="T20" style:family="text">
      <style:text-properties officeooo:rsid="0028e5e8"/>
    </style:style>
    <style:style style:name="T21" style:family="text">
      <style:text-properties officeooo:rsid="0029b347"/>
    </style:style>
    <style:style style:name="T22" style:family="text">
      <style:text-properties officeooo:rsid="002b2840"/>
    </style:style>
    <style:style style:name="T23" style:family="text">
      <style:text-properties officeooo:rsid="00300138"/>
    </style:style>
    <style:style style:name="T24" style:family="text">
      <style:text-properties officeooo:rsid="00308b4b"/>
    </style:style>
    <style:style style:name="T25" style:family="text">
      <style:text-properties officeooo:rsid="00312c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Basic Reference</text:h>
      <text:p text:style-name="P2">At present this reference is for version 0.<text:span text:style-name="T15">5</text:span><text:span text:style-name="T25">2</text:span></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18">.</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15">Call print.message(“Hello”,42)</text:p>
      <text:p text:style-name="Standard"><text:tab/><text:tab/><text:tab/><text:tab/>….</text:p>
      <text:p text:style-name="P15">Proc print.message(msg$,n)</text:p>
      <text:p text:style-name="P16">Print msg$+“World <text:s/>x “+str$(n)</text:p>
      <text:p text:style-name="P15">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text:span text:style-name="T10">This also clears the sprite plane and resets all the sprites (to position 0,colour 0,flip 0,character 0)</text:span></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P10">Transfer execution to given line number. See GOSUB ; same comment.</text:p>
      <text:p text:style-name="P10">Goto 666:rem “If you use Goto. You don’t need it”</text:p>
      <text:p text:style-name="Title">hit()</text:p>
      <text:p text:style-name="P11">Checks if two sprites have collided. <text:span text:style-name="T16">Note, this is done on positions and a hit box, so if you move them in steps bigger than the size of the sprite the may not work. </text:span><text:span text:style-name="T21">The parameters are the two sprites to check, and optionally a hit box size of 0..15, the default being 15.</text:span></text:p>
      <text:p text:style-name="P20">Print hit(3,2),<text:span text:style-name="T21">hit(4,2,8)</text:span></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ext:soft-page-break/>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is.number()</text:p>
      <text:p text:style-name="P25">This is a support for val / to.number and takes the same parameters, a string and an optional base from 2..16. This deals with the problem with val() that it errors if you give it a non 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text:soft-page-break/>Joyx()</text:p>
      <text:p text:style-name="Title">joyy()</text:p>
      <text:p text:style-name="Standard">Current x position of the joystick, which is a simple controller non analogue type (or also the keyboard), returns -1 0 or 1</text:p>
      <text:p text:style-name="Subtitle">Joyy()</text:p>
      <text:p text:style-name="P26"><text:span text:style-name="T23">key</text:span></text:p>
      <text:p text:style-name="Standard">Ch<text:span text:style-name="T23">ecks if a key is pressed. This takes one value, which is the row number on the keyboard map in the hardware reference, multiplied by 16 and added to the column number. So ‘F’ is row 2 column 3 on the map, which is 2*16+3, so either 35 or &amp;23 in hexadecimal is clearer. Returns 0 or -1.</text:span></text:p>
      <text:p text:style-name="Subtitle">if key(2,3) then print “F pressed”</text:p>
      <text:p text:style-name="P26">left$()</text:p>
      <text:p text:style-name="Standard">Returns several characters from a string counting from the left</text:p>
      <text:p text:style-name="Subtitle">Left$(a$,4)</text:p>
      <text:p text:style-name="Title">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text:soft-page-break/>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Converts the string to lower case.</text:p>
      <text:p text:style-name="Subtitle">Lower$(“Hello, world !”)</text:p>
      <text:p text:style-name="Title">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text:soft-page-break/>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P8">Change the palette colour. This is not instant as in hardware palettes because some implementation are not hardware palettes. So, this should be set before you start drawing stuff. Don’t use it to do things like flashing the screen at the end of a Pacman level, it won’t work. <text:span text:style-name="T13">It might seem to (the emulator currently works like this, if you type in palette 0,0,1 the background goes red, but it doesn’t work in the ESP32</text:span>. </text:p>
      <text:p text:style-name="P9">This might sound dumb but it is deliberate ; because some things are harder to implement in some forms than other. With FABGL which underlies the ESP32 for example, changing the screen background colour involves changing every single pixel, because there’s no palette mapping. It actually used to do this and I took it out for this reason.</text:p>
      <text:p text:style-name="P8">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text:soft-page-break/>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Renumbers the program. This is a very simple renumber that renumbers the current program in steps of 10 from 1000. This does <text:span text:style-name="T3">not</text:span> work with GOTO and GOSUB , and this is deliberate, and it will not change, <text:span text:style-name="T14">so if you use them you’re on your own.</text:span></text:p>
      <text:p text:style-name="Subtitle">renumber</text:p>
      <text:p text:style-name="Title">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17">repeat</text:p>
      <text:p text:style-name="P15">call drink.a.pint()</text:p>
      <text:p text:style-name="P17">until alcohol.in.blood &gt; 100</text:p>
      <text:p text:style-name="Title"><text:soft-page-break/>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P4">The system defaults to <text:span text:style-name="T6">1,3 </text:span>e.g. <text:span text:style-name="T6">1</text:span> foreground/sprite plane and <text:span text:style-name="T6">3</text:span> text planes, which gives a <text:span text:style-name="T6">8</text:span>-colour text display (because 2^<text:span text:style-name="T6">3</text:span> = <text:span text:style-name="T6">8</text:span>). <text:span text:style-name="T5">There are only 8 colours in the reference implementation :) </text:span></text:p>
      <text:p text:style-name="P4">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ext:soft-page-break/>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text:span text:style-name="T9">You can kill all sprites using CLS.</text:span></text:p>
      <text:p text:style-name="Subtitle">Screen 0,4 <text:s text:c="4"/>screen 3,1</text:p>
      <text:p text:style-name="Title">sgn() sign()</text:p>
      <text:p text:style-name="Standard">Returns the sign of an integer, which is -1 0 or 1 depending on the value.</text:p>
      <text:p text:style-name="Subtitle">Sgn(42)</text:p>
      <text:p text:style-name="P22">s<text:span text:style-name="T18">lide</text:span></text:p>
      <text:p text:style-name="P13"><text:span text:style-name="T17">Plays a sound on the given channel, for a given time period (in 1/10s) at a </text:span><text:span text:style-name="T19">varying pitch up or down</text:span><text:span text:style-name="T17">. </text:span><text:span text:style-name="T18">The variation is the same calculation as the value in “sound”</text:span><text:span text:style-name="T17"> This is rounded down by dividing by 64, so -</text:span><text:span text:style-name="T18">63..63 are effectively zero</text:span><text:span text:style-name="T17">. </text:span><text:span text:style-name="T18">This makes weird sound effects ; best used experimentally.</text:span></text:p>
      <text:p text:style-name="P21">S<text:span text:style-name="T18">lide</text:span> 1,10,-<text:span text:style-name="T18">4242</text:span></text:p>
      <text:p text:style-name="Title">sound</text:p>
      <text:p text:style-name="P12">Plays a sound on the given channel, for a given time period (in 1/10s) at a given pitch. The pitch is actually a wavelengths ; the frequency is 5,000,000 / n. This is rounded down by dividing by 64, so is approximate. It is fairly accurate except at high pitches. Channel 0 is the noise channel, <text:span text:style-name="T18">and the last parameter is ignored. Channel 1 and 2 are square wave tones. </text:span><text:span text:style-name="T20">A table of pitches is in the documents folder.</text:span></text:p>
      <text:p text:style-name="Subtitle">Sound 1,10,10000</text:p>
      <text:p text:style-name="Title">sprite</text:p>
      <text:p text:style-name="P5">The sprite command controls sprites. Which you probably guessed. </text:p>
      <text:p text:style-name="P5">The sprite load loads a sprite file produced by the sprite editor into the sprite image area, which supports up to 16 (at present) 16 x 16 graphic images. <text:span text:style-name="T6">This can be used seperately as BLIT uses the same data.</text:span></text:p>
      <text:p text:style-name="P6"><text:soft-page-break/>The remaining sprites require a sprite plane – which is set up in SCREEN. If you <text:span text:style-name="T7">set the screen to 4,0 for some reason it will give an error. There are up to 16 (at present) independent sprites, each 16x16 pixels single colour. Each can be positioned on the screen, have their colour or graphic set, and be horizontally or vertically flipped, or both.</text:span></text:p>
      <text:p text:style-name="P7">The first parameter is the sprite number, which is 0-15. The remainder are commands followed by parameter(s). TO x,y sets the position, INK n sets the colour, DRAW n sets the colour and FLIP n sets the orientation (0 = normal,1 = vertical, 2 = horizontal, 3 = both). Sprites operate independently of the text screen and everything else – <text:span text:style-name="T8">if you break into a sprite program the sprites will still be there and you can edit under them, which is a bit surrealy. Commands can be changed – the second line below sets all four parameters in one go. </text:span><text:span text:style-name="T11">Ink 0 is not black but transparent, so if you </text:span><text:span text:style-name="T12">do SPRITE 1 INK 0 it becomes invisible. The sprites are normally stacked from 0-15 and this should hopefully work mostly :) 15 is the topmost. But don’t rely on it without testing, though because this is all done in software it isn’t implementation dependent.</text:span></text:p>
      <text:p text:style-name="P19">sprite load “demo.spr” <text:s text:c="4"/>sprite 1 ink 2 <text:s text:c="4"/></text:p>
      <text:p text:style-name="P19">sprite 5 to 100,100 ink 3 flip 4 draw 7</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sysvar()</text:p>
      <text:p text:style-name="Standard">Returns a kernel system value. These are listed in the kernel source</text:p>
      <text:p text:style-name="Subtitle">example</text:p>
      <text:p text:style-name="Title">timer()</text:p>
      <text:p text:style-name="P14">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text:span text:style-name="T22">il</text:span> timer()-t1 &gt; 0</text:p>
      <text:p text:style-name="Title"><text:soft-page-break/>to.number() <text:tab/>val()</text:p>
      <text:p text:style-name="Standard">Converts a number to a string. There must be some number there e.g. “-42xxx” works and returns 42 but “xxx” returns an error. <text:span text:style-name="T24">A second parameter can set a conversion base from 2 to 16, but defaults to 10. </text:span><text:span text:style-name="T25">This is for compatibility. To make it useable use the function is.number() which checks to see if it is valid.</text:span></text:p>
      <text:p text:style-name="Subtitle">Val(“42”) <text:s text:c="3"/><text:span text:style-name="T25">val(“4C3”,16)</text:span></text:p>
      <text:p text:style-name="Title">to.string$()<text:tab/>str$()</text:p>
      <text:p text:style-name="P24">Converts a string to a number, in signed decimal form. <text:span text:style-name="T24">A second parameter can set a conversion base from 2 to 16 and in this case it is done unsigned.</text:span></text:p>
      <text:p text:style-name="Subtitle">Str$(42) <text:s/><text:span text:style-name="T24">str$(412,16)</text:span></text:p>
      <text:p text:style-name="Title">true</text:p>
      <text:p text:style-name="Standard">Returns the constant -1</text:p>
      <text:p text:style-name="Subtitle">True</text:p>
      <text:p text:style-name="Title">upper$()</text:p>
      <text:p text:style-name="Standard">Converts the string to lower case.</text:p>
      <text:p text:style-name="Subtitle">Upper$(“Hello, world !”)</text:p>
      <text:p text:style-name="Title">wait</text:p>
      <text:p text:style-name="P3">Wait for the given amount of centi-seconds (e.g. 1/100 of a second). While you are waiting any background things – sprite repainting, break checking continue.</text:p>
      <text:p text:style-name="Subtitle">wait</text:p>
      <text:p text:style-name="Title">while <text:tab/>wend</text:p>
      <text:p text:style-name="Standard">Conditional loop with test at the top</text:p>
      <text:p text:style-name="P17">While wife.very.cross</text:p>
      <text:p text:style-name="P15">Call buy.flowers()</text:p>
      <text:p text:style-name="P15"><text:bookmark-start text:name="_GoBack"/>Call<text:bookmark-end text:name="_GoBack"/> grovel()</text:p>
      <text:p text:style-name="P17">wend</text:p>
      <text:p text:style-name="Title">xor</text:p>
      <text:p text:style-name="Standard">Binary exclusive or operator. This is a binary operator not a logical, e.g. it is the binary and <text:span text:style-name="T2">not</text:span> a logical and so it can return values other than true and false</text:p>
      <text:p text:style-name="Subtitle">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1"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 fo:font-family="'Droid Sans'" style:font-style-name="Bold" style:font-family-generic="swiss" style:font-pitch="variable"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1" fo:font-family="'Droid Sans'" style:font-style-name="Regular" style:font-family-generic="swiss" style:font-pitch="variable"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2"/>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14</text:page-number></text:span><text:span text:style-name="MT1"><text:s/>of </text:span><text:span text:style-name="MT1"><text:page-count style:num-format="1">14</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7</meta:editing-cycles>
    <meta:creation-date>2020-03-22T12:54:00</meta:creation-date>
    <dc:date>2020-03-30T10:55:07.559218015</dc:date>
    <meta:editing-duration>PT48M45S</meta:editing-duration>
    <meta:generator>LibreOffice/6.4.2.2$Linux_X86_64 LibreOffice_project/40$Build-2</meta:generator>
    <meta:document-statistic meta:table-count="0" meta:image-count="0" meta:object-count="0" meta:page-count="14" meta:paragraph-count="295" meta:word-count="3513" meta:character-count="19652" meta:non-whitespace-character-count="163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